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7" style:family="table-cell" style:parent-style-name="Default" style:data-style-name="N61"/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/>
    <style:style style:name="ce6" style:family="table-cell" style:parent-style-name="Default">
      <style:table-cell-properties fo:background-color="#729fcf"/>
    </style:style>
    <style:style style:name="ce12" style:family="table-cell" style:parent-style-name="Default">
      <style:table-cell-properties fo:background-color="#808080"/>
    </style:style>
    <style:style style:name="ce13" style:family="table-cell" style:parent-style-name="Default"/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map style:condition="cell-content()&lt;1" style:apply-style-name="Bad" style:base-cell-address="REDES_DESEMPENHO.G2"/>
      <style:map style:condition="cell-content()&gt;1" style:apply-style-name="Good" style:base-cell-address="REDES_DESEMPENHO.G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DES_TESTE_NOV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OM OPENMP</text:p>
          </table:table-cell>
          <table:table-cell office:value-type="string" calcext:value-type="string">
            <text:p>Tempo(s)</text:p>
          </table:table-cell>
          <table:table-cell/>
          <table:table-cell office:value-type="string" calcext:value-type="string">
            <text:p>SEM OPENMP</text:p>
          </table:table-cell>
          <table:table-cell table:style-name="Default" office:value-type="string" calcext:value-type="string">
            <text:p>Tempo(s)</text:p>
          </table:table-cell>
          <table:table-cell/>
          <table:table-cell office:value-type="string" calcext:value-type="string">
            <text:p>Diferença de tempo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t_small_000 </text:p>
          </table:table-cell>
          <table:table-cell office:value-type="float" office:value="0.001769" calcext:value-type="float">
            <text:p>0,001769</text:p>
          </table:table-cell>
          <table:table-cell/>
          <table:table-cell office:value-type="string" calcext:value-type="string">
            <text:p>net_small_000</text:p>
          </table:table-cell>
          <table:table-cell office:value-type="float" office:value="0.000007" calcext:value-type="float">
            <text:p>7,00E-06</text:p>
          </table:table-cell>
          <table:table-cell/>
          <table:table-cell table:formula="of:=100*[.B2]/[.E2]" office:value-type="float" office:value="25271.4285714286" calcext:value-type="float">
            <text:p>25271,4285714286</text:p>
          </table:table-cell>
          <table:table-cell/>
          <table:table-cell table:formula="of:=SUM([.G2:.G31])/31" office:value-type="float" office:value="124832.684956055" calcext:value-type="float">
            <text:p>124832,684956055</text:p>
          </table:table-cell>
        </table:table-row>
        <table:table-row table:style-name="ro1">
          <table:table-cell office:value-type="string" calcext:value-type="string">
            <text:p>net_small_001 </text:p>
          </table:table-cell>
          <table:table-cell office:value-type="float" office:value="0.002771" calcext:value-type="float">
            <text:p>0,002771</text:p>
          </table:table-cell>
          <table:table-cell/>
          <table:table-cell office:value-type="string" calcext:value-type="string">
            <text:p>net_small_001</text:p>
          </table:table-cell>
          <table:table-cell office:value-type="float" office:value="0.000013" calcext:value-type="float">
            <text:p>1,30E-05</text:p>
          </table:table-cell>
          <table:table-cell/>
          <table:table-cell table:formula="of:=100*[.B3]/[.E3]" office:value-type="float" office:value="21315.3846153846" calcext:value-type="float">
            <text:p>21315,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02 </text:p>
          </table:table-cell>
          <table:table-cell office:value-type="float" office:value="0.00185" calcext:value-type="float">
            <text:p>0,00185</text:p>
          </table:table-cell>
          <table:table-cell/>
          <table:table-cell office:value-type="string" calcext:value-type="string">
            <text:p>net_small_002</text:p>
          </table:table-cell>
          <table:table-cell office:value-type="float" office:value="0.000013" calcext:value-type="float">
            <text:p>1,30E-05</text:p>
          </table:table-cell>
          <table:table-cell/>
          <table:table-cell table:formula="of:=100*[.B4]/[.E4]" office:value-type="float" office:value="14230.7692307692" calcext:value-type="float">
            <text:p>14230,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03 </text:p>
          </table:table-cell>
          <table:table-cell office:value-type="float" office:value="0.003064" calcext:value-type="float">
            <text:p>0,003064</text:p>
          </table:table-cell>
          <table:table-cell/>
          <table:table-cell office:value-type="string" calcext:value-type="string">
            <text:p>net_small_003</text:p>
          </table:table-cell>
          <table:table-cell office:value-type="float" office:value="0.000009" calcext:value-type="float">
            <text:p>9,00E-06</text:p>
          </table:table-cell>
          <table:table-cell/>
          <table:table-cell table:formula="of:=100*[.B5]/[.E5]" office:value-type="float" office:value="34044.4444444444" calcext:value-type="float">
            <text:p>34044,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04 </text:p>
          </table:table-cell>
          <table:table-cell office:value-type="float" office:value="0.002584" calcext:value-type="float">
            <text:p>0,002584</text:p>
          </table:table-cell>
          <table:table-cell/>
          <table:table-cell office:value-type="string" calcext:value-type="string">
            <text:p>net_small_004</text:p>
          </table:table-cell>
          <table:table-cell office:value-type="float" office:value="0.000007" calcext:value-type="float">
            <text:p>7,00E-06</text:p>
          </table:table-cell>
          <table:table-cell/>
          <table:table-cell table:formula="of:=100*[.B6]/[.E6]" office:value-type="float" office:value="36914.2857142857" calcext:value-type="float">
            <text:p>36914,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05 </text:p>
          </table:table-cell>
          <table:table-cell office:value-type="float" office:value="0.006544" calcext:value-type="float">
            <text:p>0,006544</text:p>
          </table:table-cell>
          <table:table-cell/>
          <table:table-cell office:value-type="string" calcext:value-type="string">
            <text:p>net_small_005</text:p>
          </table:table-cell>
          <table:table-cell office:value-type="float" office:value="0.000005" calcext:value-type="float">
            <text:p>5,00E-06</text:p>
          </table:table-cell>
          <table:table-cell/>
          <table:table-cell table:formula="of:=100*[.B7]/[.E7]" office:value-type="float" office:value="130880" calcext:value-type="float">
            <text:p>130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06 </text:p>
          </table:table-cell>
          <table:table-cell office:value-type="float" office:value="0.009576" calcext:value-type="float">
            <text:p>0,009576</text:p>
          </table:table-cell>
          <table:table-cell/>
          <table:table-cell office:value-type="string" calcext:value-type="string">
            <text:p>net_small_006</text:p>
          </table:table-cell>
          <table:table-cell office:value-type="float" office:value="0.000008" calcext:value-type="float">
            <text:p>8,00E-06</text:p>
          </table:table-cell>
          <table:table-cell/>
          <table:table-cell table:formula="of:=100*[.B8]/[.E8]" office:value-type="float" office:value="119700" calcext:value-type="float">
            <text:p>119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07 </text:p>
          </table:table-cell>
          <table:table-cell office:value-type="float" office:value="0.009604" calcext:value-type="float">
            <text:p>0,009604</text:p>
          </table:table-cell>
          <table:table-cell/>
          <table:table-cell office:value-type="string" calcext:value-type="string">
            <text:p>net_small_007</text:p>
          </table:table-cell>
          <table:table-cell office:value-type="float" office:value="0.000007" calcext:value-type="float">
            <text:p>7,00E-06</text:p>
          </table:table-cell>
          <table:table-cell/>
          <table:table-cell table:formula="of:=100*[.B9]/[.E9]" office:value-type="float" office:value="137200" calcext:value-type="float">
            <text:p>137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08 </text:p>
          </table:table-cell>
          <table:table-cell office:value-type="float" office:value="0.004198" calcext:value-type="float">
            <text:p>0,004198</text:p>
          </table:table-cell>
          <table:table-cell/>
          <table:table-cell office:value-type="string" calcext:value-type="string">
            <text:p>net_small_008</text:p>
          </table:table-cell>
          <table:table-cell office:value-type="float" office:value="0.000007" calcext:value-type="float">
            <text:p>7,00E-06</text:p>
          </table:table-cell>
          <table:table-cell/>
          <table:table-cell table:formula="of:=100*[.B10]/[.E10]" office:value-type="float" office:value="59971.4285714286" calcext:value-type="float">
            <text:p>59971,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09 </text:p>
          </table:table-cell>
          <table:table-cell office:value-type="float" office:value="0.003981" calcext:value-type="float">
            <text:p>0,003981</text:p>
          </table:table-cell>
          <table:table-cell/>
          <table:table-cell office:value-type="string" calcext:value-type="string">
            <text:p>net_small_009</text:p>
          </table:table-cell>
          <table:table-cell office:value-type="float" office:value="0.000011" calcext:value-type="float">
            <text:p>1,10E-05</text:p>
          </table:table-cell>
          <table:table-cell/>
          <table:table-cell table:formula="of:=100*[.B11]/[.E11]" office:value-type="float" office:value="36190.9090909091" calcext:value-type="float">
            <text:p>36190,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10 </text:p>
          </table:table-cell>
          <table:table-cell office:value-type="float" office:value="0.001851" calcext:value-type="float">
            <text:p>0,001851</text:p>
          </table:table-cell>
          <table:table-cell/>
          <table:table-cell office:value-type="string" calcext:value-type="string">
            <text:p>net_small_010</text:p>
          </table:table-cell>
          <table:table-cell office:value-type="float" office:value="0.000011" calcext:value-type="float">
            <text:p>1,10E-05</text:p>
          </table:table-cell>
          <table:table-cell/>
          <table:table-cell table:formula="of:=100*[.B12]/[.E12]" office:value-type="float" office:value="16827.2727272727" calcext:value-type="float">
            <text:p>16827,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11 </text:p>
          </table:table-cell>
          <table:table-cell office:value-type="float" office:value="0.00539" calcext:value-type="float">
            <text:p>0,00539</text:p>
          </table:table-cell>
          <table:table-cell/>
          <table:table-cell office:value-type="string" calcext:value-type="string">
            <text:p>net_small_011</text:p>
          </table:table-cell>
          <table:table-cell office:value-type="float" office:value="0.000005" calcext:value-type="float">
            <text:p>5,00E-06</text:p>
          </table:table-cell>
          <table:table-cell/>
          <table:table-cell table:formula="of:=100*[.B13]/[.E13]" office:value-type="float" office:value="107800" calcext:value-type="float">
            <text:p>107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12 </text:p>
          </table:table-cell>
          <table:table-cell office:value-type="float" office:value="0.013767" calcext:value-type="float">
            <text:p>0,013767</text:p>
          </table:table-cell>
          <table:table-cell/>
          <table:table-cell office:value-type="string" calcext:value-type="string">
            <text:p>net_small_012</text:p>
          </table:table-cell>
          <table:table-cell office:value-type="float" office:value="0.000012" calcext:value-type="float">
            <text:p>1,20E-05</text:p>
          </table:table-cell>
          <table:table-cell/>
          <table:table-cell table:formula="of:=100*[.B14]/[.E14]" office:value-type="float" office:value="114725" calcext:value-type="float">
            <text:p>114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13 </text:p>
          </table:table-cell>
          <table:table-cell office:value-type="float" office:value="0.008568" calcext:value-type="float">
            <text:p>0,008568</text:p>
          </table:table-cell>
          <table:table-cell/>
          <table:table-cell office:value-type="string" calcext:value-type="string">
            <text:p>net_small_013</text:p>
          </table:table-cell>
          <table:table-cell office:value-type="float" office:value="0.000013" calcext:value-type="float">
            <text:p>1,30E-05</text:p>
          </table:table-cell>
          <table:table-cell/>
          <table:table-cell table:formula="of:=100*[.B15]/[.E15]" office:value-type="float" office:value="65907.6923076923" calcext:value-type="float">
            <text:p>65907,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14 </text:p>
          </table:table-cell>
          <table:table-cell office:value-type="float" office:value="0.009701" calcext:value-type="float">
            <text:p>0,009701</text:p>
          </table:table-cell>
          <table:table-cell/>
          <table:table-cell office:value-type="string" calcext:value-type="string">
            <text:p>net_small_014</text:p>
          </table:table-cell>
          <table:table-cell office:value-type="float" office:value="0.000012" calcext:value-type="float">
            <text:p>1,20E-05</text:p>
          </table:table-cell>
          <table:table-cell/>
          <table:table-cell table:formula="of:=100*[.B16]/[.E16]" office:value-type="float" office:value="80841.6666666667" calcext:value-type="float">
            <text:p>80841,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15 </text:p>
          </table:table-cell>
          <table:table-cell office:value-type="float" office:value="0.041395" calcext:value-type="float">
            <text:p>0,041395</text:p>
          </table:table-cell>
          <table:table-cell/>
          <table:table-cell office:value-type="string" calcext:value-type="string">
            <text:p>net_small_015</text:p>
          </table:table-cell>
          <table:table-cell office:value-type="float" office:value="0.000011" calcext:value-type="float">
            <text:p>1,10E-05</text:p>
          </table:table-cell>
          <table:table-cell/>
          <table:table-cell table:formula="of:=100*[.B17]/[.E17]" office:value-type="float" office:value="376318.181818182" calcext:value-type="float">
            <text:p>376318,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16 </text:p>
          </table:table-cell>
          <table:table-cell office:value-type="float" office:value="0.027969" calcext:value-type="float">
            <text:p>0,027969</text:p>
          </table:table-cell>
          <table:table-cell/>
          <table:table-cell office:value-type="string" calcext:value-type="string">
            <text:p>net_small_016</text:p>
          </table:table-cell>
          <table:table-cell office:value-type="float" office:value="0.000006" calcext:value-type="float">
            <text:p>6,00E-06</text:p>
          </table:table-cell>
          <table:table-cell/>
          <table:table-cell table:formula="of:=100*[.B18]/[.E18]" office:value-type="float" office:value="466150" calcext:value-type="float">
            <text:p>466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17 </text:p>
          </table:table-cell>
          <table:table-cell office:value-type="float" office:value="0.054591" calcext:value-type="float">
            <text:p>0,054591</text:p>
          </table:table-cell>
          <table:table-cell/>
          <table:table-cell office:value-type="string" calcext:value-type="string">
            <text:p>net_small_017</text:p>
          </table:table-cell>
          <table:table-cell office:value-type="float" office:value="0.000006" calcext:value-type="float">
            <text:p>6,00E-06</text:p>
          </table:table-cell>
          <table:table-cell/>
          <table:table-cell table:formula="of:=100*[.B19]/[.E19]" office:value-type="float" office:value="909850" calcext:value-type="float">
            <text:p>909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18 </text:p>
          </table:table-cell>
          <table:table-cell office:value-type="float" office:value="0.002936" calcext:value-type="float">
            <text:p>0,002936</text:p>
          </table:table-cell>
          <table:table-cell/>
          <table:table-cell office:value-type="string" calcext:value-type="string">
            <text:p>net_small_018</text:p>
          </table:table-cell>
          <table:table-cell office:value-type="float" office:value="0.000008" calcext:value-type="float">
            <text:p>8,00E-06</text:p>
          </table:table-cell>
          <table:table-cell/>
          <table:table-cell table:formula="of:=100*[.B20]/[.E20]" office:value-type="float" office:value="36700" calcext:value-type="float">
            <text:p>36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19 </text:p>
          </table:table-cell>
          <table:table-cell office:value-type="float" office:value="0.016392" calcext:value-type="float">
            <text:p>0,016392</text:p>
          </table:table-cell>
          <table:table-cell/>
          <table:table-cell office:value-type="string" calcext:value-type="string">
            <text:p>net_small_019</text:p>
          </table:table-cell>
          <table:table-cell office:value-type="float" office:value="0.000007" calcext:value-type="float">
            <text:p>7,00E-06</text:p>
          </table:table-cell>
          <table:table-cell/>
          <table:table-cell table:formula="of:=100*[.B21]/[.E21]" office:value-type="float" office:value="234171.428571429" calcext:value-type="float">
            <text:p>234171,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20 </text:p>
          </table:table-cell>
          <table:table-cell office:value-type="float" office:value="0.002296" calcext:value-type="float">
            <text:p>0,002296</text:p>
          </table:table-cell>
          <table:table-cell/>
          <table:table-cell office:value-type="string" calcext:value-type="string">
            <text:p>net_small_020</text:p>
          </table:table-cell>
          <table:table-cell office:value-type="float" office:value="0.000008" calcext:value-type="float">
            <text:p>8,00E-06</text:p>
          </table:table-cell>
          <table:table-cell/>
          <table:table-cell table:formula="of:=100*[.B22]/[.E22]" office:value-type="float" office:value="28700" calcext:value-type="float">
            <text:p>28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21 </text:p>
          </table:table-cell>
          <table:table-cell office:value-type="float" office:value="0.012072" calcext:value-type="float">
            <text:p>0,012072</text:p>
          </table:table-cell>
          <table:table-cell/>
          <table:table-cell office:value-type="string" calcext:value-type="string">
            <text:p>net_small_021</text:p>
          </table:table-cell>
          <table:table-cell office:value-type="float" office:value="0.000006" calcext:value-type="float">
            <text:p>6,00E-06</text:p>
          </table:table-cell>
          <table:table-cell/>
          <table:table-cell table:formula="of:=100*[.B23]/[.E23]" office:value-type="float" office:value="201200" calcext:value-type="float">
            <text:p>20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22 </text:p>
          </table:table-cell>
          <table:table-cell office:value-type="float" office:value="0.003328" calcext:value-type="float">
            <text:p>0,003328</text:p>
          </table:table-cell>
          <table:table-cell/>
          <table:table-cell office:value-type="string" calcext:value-type="string">
            <text:p>net_small_022</text:p>
          </table:table-cell>
          <table:table-cell office:value-type="float" office:value="0.000005" calcext:value-type="float">
            <text:p>5,00E-06</text:p>
          </table:table-cell>
          <table:table-cell/>
          <table:table-cell table:formula="of:=100*[.B24]/[.E24]" office:value-type="float" office:value="66560" calcext:value-type="float">
            <text:p>66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23 </text:p>
          </table:table-cell>
          <table:table-cell office:value-type="float" office:value="0.002593" calcext:value-type="float">
            <text:p>0,002593</text:p>
          </table:table-cell>
          <table:table-cell/>
          <table:table-cell office:value-type="string" calcext:value-type="string">
            <text:p>net_small_023</text:p>
          </table:table-cell>
          <table:table-cell office:value-type="float" office:value="0.000004" calcext:value-type="float">
            <text:p>4,00E-06</text:p>
          </table:table-cell>
          <table:table-cell/>
          <table:table-cell table:formula="of:=100*[.B25]/[.E25]" office:value-type="float" office:value="64825" calcext:value-type="float">
            <text:p>64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24 </text:p>
          </table:table-cell>
          <table:table-cell office:value-type="float" office:value="0.009742" calcext:value-type="float">
            <text:p>0,009742</text:p>
          </table:table-cell>
          <table:table-cell/>
          <table:table-cell office:value-type="string" calcext:value-type="string">
            <text:p>net_small_024</text:p>
          </table:table-cell>
          <table:table-cell office:value-type="float" office:value="0.000006" calcext:value-type="float">
            <text:p>6,00E-06</text:p>
          </table:table-cell>
          <table:table-cell/>
          <table:table-cell table:formula="of:=100*[.B26]/[.E26]" office:value-type="float" office:value="162366.666666667" calcext:value-type="float">
            <text:p>162366,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25 </text:p>
          </table:table-cell>
          <table:table-cell office:value-type="float" office:value="0.00186" calcext:value-type="float">
            <text:p>0,00186</text:p>
          </table:table-cell>
          <table:table-cell/>
          <table:table-cell office:value-type="string" calcext:value-type="string">
            <text:p>net_small_025</text:p>
          </table:table-cell>
          <table:table-cell office:value-type="float" office:value="0.000011" calcext:value-type="float">
            <text:p>1,10E-05</text:p>
          </table:table-cell>
          <table:table-cell/>
          <table:table-cell table:formula="of:=100*[.B27]/[.E27]" office:value-type="float" office:value="16909.0909090909" calcext:value-type="float">
            <text:p>16909,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26 </text:p>
          </table:table-cell>
          <table:table-cell office:value-type="float" office:value="0.002427" calcext:value-type="float">
            <text:p>0,002427</text:p>
          </table:table-cell>
          <table:table-cell/>
          <table:table-cell office:value-type="string" calcext:value-type="string">
            <text:p>net_small_026</text:p>
          </table:table-cell>
          <table:table-cell office:value-type="float" office:value="0.000011" calcext:value-type="float">
            <text:p>1,10E-05</text:p>
          </table:table-cell>
          <table:table-cell/>
          <table:table-cell table:formula="of:=100*[.B28]/[.E28]" office:value-type="float" office:value="22063.6363636364" calcext:value-type="float">
            <text:p>22063,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27 </text:p>
          </table:table-cell>
          <table:table-cell office:value-type="float" office:value="0.009626" calcext:value-type="float">
            <text:p>0,009626</text:p>
          </table:table-cell>
          <table:table-cell/>
          <table:table-cell office:value-type="string" calcext:value-type="string">
            <text:p>net_small_027</text:p>
          </table:table-cell>
          <table:table-cell office:value-type="float" office:value="0.000005" calcext:value-type="float">
            <text:p>5,00E-06</text:p>
          </table:table-cell>
          <table:table-cell/>
          <table:table-cell table:formula="of:=100*[.B29]/[.E29]" office:value-type="float" office:value="192520" calcext:value-type="float">
            <text:p>192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28 </text:p>
          </table:table-cell>
          <table:table-cell office:value-type="float" office:value="0.006803" calcext:value-type="float">
            <text:p>0,006803</text:p>
          </table:table-cell>
          <table:table-cell/>
          <table:table-cell office:value-type="string" calcext:value-type="string">
            <text:p>net_small_028</text:p>
          </table:table-cell>
          <table:table-cell office:value-type="float" office:value="0.00001" calcext:value-type="float">
            <text:p>1,00E-05</text:p>
          </table:table-cell>
          <table:table-cell/>
          <table:table-cell table:formula="of:=100*[.B30]/[.E30]" office:value-type="float" office:value="68030" calcext:value-type="float">
            <text:p>68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_small_029 </text:p>
          </table:table-cell>
          <table:table-cell office:value-type="float" office:value="0.008219" calcext:value-type="float">
            <text:p>0,008219</text:p>
          </table:table-cell>
          <table:table-cell/>
          <table:table-cell office:value-type="string" calcext:value-type="string">
            <text:p>net_small_029</text:p>
          </table:table-cell>
          <table:table-cell office:value-type="float" office:value="0.000038" calcext:value-type="float">
            <text:p>3,80E-05</text:p>
          </table:table-cell>
          <table:table-cell/>
          <table:table-cell table:formula="of:=100*[.B31]/[.E31]" office:value-type="float" office:value="21628.947368421" calcext:value-type="float">
            <text:p>21628,947368421</text:p>
          </table:table-cell>
          <table:table-cell table:number-columns-repeated="2"/>
        </table:table-row>
      </table:table>
      <table:table table:name="REDES_DESEMPENHO" table:style-name="ta1">
        <table:shapes>
          <draw:frame draw:z-index="0" draw:style-name="gr1" draw:text-style-name="P1" svg:width="159.99mm" svg:height="89.99mm" svg:x="208.58mm" svg:y="7.11mm">
            <draw:object draw:notify-on-update-of-ranges="REDES_DESEMPENHO.F2:REDES_DESEMPENHO.F31 REDES_DESEMPENHO.G1:REDES_DESEMPENHO.G1 REDES_DESEMPENHO.G2:REDES_DESEMPENHO.G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5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ce13"/>
        <table:table-column table:style-name="co2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 calcext:value-type="string">
            <text:p>Nome</text:p>
          </table:table-cell>
          <table:table-cell table:style-name="ce4" office:value-type="string" calcext:value-type="string">
            <text:p>Tamanho(Mb)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SEM</text:p>
          </table:table-cell>
          <table:table-cell table:style-name="ce3"/>
          <table:table-cell table:style-name="ce12" office:value-type="string" calcext:value-type="string">
            <text:p>Tamanho(Mb)</text:p>
          </table:table-cell>
          <table:table-cell office:value-type="string" calcext:value-type="string">
            <text:p>Diferença %</text:p>
          </table:table-cell>
          <table:table-cell table:style-name="ce3"/>
          <table:table-cell table:style-name="ce3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_large_006</text:p>
          </table:table-cell>
          <table:table-cell office:value-type="float" office:value="0.114" calcext:value-type="float">
            <text:p>0,114</text:p>
          </table:table-cell>
          <table:table-cell office:value-type="float" office:value="0.014952" calcext:value-type="float">
            <text:p>0,014952</text:p>
          </table:table-cell>
          <table:table-cell table:style-name="ce6" office:value-type="float" office:value="0.006359" calcext:value-type="float">
            <text:p>0,006359</text:p>
          </table:table-cell>
          <table:table-cell/>
          <table:table-cell office:value-type="float" office:value="0.114" calcext:value-type="float">
            <text:p>0,114</text:p>
          </table:table-cell>
          <table:table-cell table:style-name="ce14" table:formula="of:=[.D2]/[.C2]" office:value-type="float" office:value="0.425294275013376" calcext:value-type="float">
            <text:p>0,425294275013376</text:p>
          </table:table-cell>
          <table:table-cell/>
          <table:table-cell table:formula="of:=(SUM([.G2:.G31])/31 - 1)*100" office:value-type="float" office:value="55.7048069381434" calcext:value-type="float">
            <text:p>55,7048069381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_large_011</text:p>
          </table:table-cell>
          <table:table-cell office:value-type="float" office:value="0.303" calcext:value-type="float">
            <text:p>0,303</text:p>
          </table:table-cell>
          <table:table-cell office:value-type="float" office:value="0.047196" calcext:value-type="float">
            <text:p>0,047196</text:p>
          </table:table-cell>
          <table:table-cell table:style-name="ce6" office:value-type="float" office:value="0.04354" calcext:value-type="float">
            <text:p>0,04354</text:p>
          </table:table-cell>
          <table:table-cell/>
          <table:table-cell office:value-type="float" office:value="0.303" calcext:value-type="float">
            <text:p>0,303</text:p>
          </table:table-cell>
          <table:table-cell table:style-name="ce14" table:formula="of:=[.D3]/[.C3]" office:value-type="float" office:value="0.922535808119332" calcext:value-type="float">
            <text:p>0,922535808119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08</text:p>
          </table:table-cell>
          <table:table-cell office:value-type="float" office:value="0.4" calcext:value-type="float">
            <text:p>0,4</text:p>
          </table:table-cell>
          <table:table-cell office:value-type="float" office:value="0.037028" calcext:value-type="float">
            <text:p>0,037028</text:p>
          </table:table-cell>
          <table:table-cell table:style-name="ce6" office:value-type="float" office:value="0.041706" calcext:value-type="float">
            <text:p>0,041706</text:p>
          </table:table-cell>
          <table:table-cell/>
          <table:table-cell office:value-type="float" office:value="0.4" calcext:value-type="float">
            <text:p>0,4</text:p>
          </table:table-cell>
          <table:table-cell table:style-name="ce14" table:formula="of:=[.D4]/[.C4]" office:value-type="float" office:value="1.12633682618559" calcext:value-type="float">
            <text:p>1,126336826185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03</text:p>
          </table:table-cell>
          <table:table-cell office:value-type="float" office:value="0.407" calcext:value-type="float">
            <text:p>0,407</text:p>
          </table:table-cell>
          <table:table-cell office:value-type="float" office:value="0.045201" calcext:value-type="float">
            <text:p>0,045201</text:p>
          </table:table-cell>
          <table:table-cell table:style-name="ce6" office:value-type="float" office:value="0.027347" calcext:value-type="float">
            <text:p>0,027347</text:p>
          </table:table-cell>
          <table:table-cell/>
          <table:table-cell office:value-type="float" office:value="0.407" calcext:value-type="float">
            <text:p>0,407</text:p>
          </table:table-cell>
          <table:table-cell table:style-name="ce14" table:formula="of:=[.D5]/[.C5]" office:value-type="float" office:value="0.605008738744718" calcext:value-type="float">
            <text:p>0,605008738744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13</text:p>
          </table:table-cell>
          <table:table-cell office:value-type="float" office:value="0.43" calcext:value-type="float">
            <text:p>0,43</text:p>
          </table:table-cell>
          <table:table-cell office:value-type="float" office:value="0.048298" calcext:value-type="float">
            <text:p>0,048298</text:p>
          </table:table-cell>
          <table:table-cell table:style-name="ce6" office:value-type="float" office:value="0.119092" calcext:value-type="float">
            <text:p>0,119092</text:p>
          </table:table-cell>
          <table:table-cell/>
          <table:table-cell office:value-type="float" office:value="0.43" calcext:value-type="float">
            <text:p>0,43</text:p>
          </table:table-cell>
          <table:table-cell table:style-name="ce14" table:formula="of:=[.D6]/[.C6]" office:value-type="float" office:value="2.46577498033045" calcext:value-type="float">
            <text:p>2,46577498033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28</text:p>
          </table:table-cell>
          <table:table-cell office:value-type="float" office:value="0.453" calcext:value-type="float">
            <text:p>0,453</text:p>
          </table:table-cell>
          <table:table-cell office:value-type="float" office:value="0.030646" calcext:value-type="float">
            <text:p>0,030646</text:p>
          </table:table-cell>
          <table:table-cell table:style-name="ce6" office:value-type="float" office:value="0.083426" calcext:value-type="float">
            <text:p>0,083426</text:p>
          </table:table-cell>
          <table:table-cell/>
          <table:table-cell office:value-type="float" office:value="0.453" calcext:value-type="float">
            <text:p>0,453</text:p>
          </table:table-cell>
          <table:table-cell table:style-name="ce14" table:formula="of:=[.D7]/[.C7]" office:value-type="float" office:value="2.72224760164459" calcext:value-type="float">
            <text:p>2,722247601644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07</text:p>
          </table:table-cell>
          <table:table-cell office:value-type="float" office:value="0.533" calcext:value-type="float">
            <text:p>0,533</text:p>
          </table:table-cell>
          <table:table-cell office:value-type="float" office:value="0.082423" calcext:value-type="float">
            <text:p>0,082423</text:p>
          </table:table-cell>
          <table:table-cell table:style-name="ce6" office:value-type="float" office:value="0.071052" calcext:value-type="float">
            <text:p>0,071052</text:p>
          </table:table-cell>
          <table:table-cell/>
          <table:table-cell office:value-type="float" office:value="0.533" calcext:value-type="float">
            <text:p>0,533</text:p>
          </table:table-cell>
          <table:table-cell table:style-name="ce14" table:formula="of:=[.D8]/[.C8]" office:value-type="float" office:value="0.862040935175861" calcext:value-type="float">
            <text:p>0,862040935175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14</text:p>
          </table:table-cell>
          <table:table-cell office:value-type="float" office:value="0.582" calcext:value-type="float">
            <text:p>0,582</text:p>
          </table:table-cell>
          <table:table-cell office:value-type="float" office:value="0.0544" calcext:value-type="float">
            <text:p>0,0544</text:p>
          </table:table-cell>
          <table:table-cell table:style-name="ce6" office:value-type="float" office:value="0.041226" calcext:value-type="float">
            <text:p>0,041226</text:p>
          </table:table-cell>
          <table:table-cell/>
          <table:table-cell office:value-type="float" office:value="0.582" calcext:value-type="float">
            <text:p>0,582</text:p>
          </table:table-cell>
          <table:table-cell table:style-name="ce14" table:formula="of:=[.D9]/[.C9]" office:value-type="float" office:value="0.757830882352941" calcext:value-type="float">
            <text:p>0,7578308823529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23</text:p>
          </table:table-cell>
          <table:table-cell office:value-type="float" office:value="0.694" calcext:value-type="float">
            <text:p>0,694</text:p>
          </table:table-cell>
          <table:table-cell office:value-type="float" office:value="0.087934" calcext:value-type="float">
            <text:p>0,087934</text:p>
          </table:table-cell>
          <table:table-cell table:style-name="ce6" office:value-type="float" office:value="0.196417" calcext:value-type="float">
            <text:p>0,196417</text:p>
          </table:table-cell>
          <table:table-cell/>
          <table:table-cell office:value-type="float" office:value="0.694" calcext:value-type="float">
            <text:p>0,694</text:p>
          </table:table-cell>
          <table:table-cell table:style-name="ce14" table:formula="of:=[.D10]/[.C10]" office:value-type="float" office:value="2.23368662860782" calcext:value-type="float">
            <text:p>2,23368662860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19</text:p>
          </table:table-cell>
          <table:table-cell office:value-type="float" office:value="0.702" calcext:value-type="float">
            <text:p>0,702</text:p>
          </table:table-cell>
          <table:table-cell office:value-type="float" office:value="0.077965" calcext:value-type="float">
            <text:p>0,077965</text:p>
          </table:table-cell>
          <table:table-cell table:style-name="ce6" office:value-type="float" office:value="0.070572" calcext:value-type="float">
            <text:p>0,070572</text:p>
          </table:table-cell>
          <table:table-cell/>
          <table:table-cell office:value-type="float" office:value="0.702" calcext:value-type="float">
            <text:p>0,702</text:p>
          </table:table-cell>
          <table:table-cell table:style-name="ce14" table:formula="of:=[.D11]/[.C11]" office:value-type="float" office:value="0.905175399217598" calcext:value-type="float">
            <text:p>0,9051753992175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22</text:p>
          </table:table-cell>
          <table:table-cell office:value-type="float" office:value="0.749" calcext:value-type="float">
            <text:p>0,749</text:p>
          </table:table-cell>
          <table:table-cell office:value-type="float" office:value="0.068796" calcext:value-type="float">
            <text:p>0,068796</text:p>
          </table:table-cell>
          <table:table-cell table:style-name="ce6" office:value-type="float" office:value="0.39911" calcext:value-type="float">
            <text:p>0,39911</text:p>
          </table:table-cell>
          <table:table-cell/>
          <table:table-cell office:value-type="float" office:value="0.749" calcext:value-type="float">
            <text:p>0,749</text:p>
          </table:table-cell>
          <table:table-cell table:style-name="ce14" table:formula="of:=[.D12]/[.C12]" office:value-type="float" office:value="5.80135472992616" calcext:value-type="float">
            <text:p>5,80135472992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10</text:p>
          </table:table-cell>
          <table:table-cell office:value-type="float" office:value="0.846" calcext:value-type="float">
            <text:p>0,846</text:p>
          </table:table-cell>
          <table:table-cell office:value-type="float" office:value="0.107082" calcext:value-type="float">
            <text:p>0,107082</text:p>
          </table:table-cell>
          <table:table-cell table:style-name="ce6" office:value-type="float" office:value="0.068249" calcext:value-type="float">
            <text:p>0,068249</text:p>
          </table:table-cell>
          <table:table-cell/>
          <table:table-cell office:value-type="float" office:value="0.846" calcext:value-type="float">
            <text:p>0,846</text:p>
          </table:table-cell>
          <table:table-cell table:style-name="ce14" table:formula="of:=[.D13]/[.C13]" office:value-type="float" office:value="0.637352682990605" calcext:value-type="float">
            <text:p>0,637352682990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29</text:p>
          </table:table-cell>
          <table:table-cell office:value-type="float" office:value="0.846" calcext:value-type="float">
            <text:p>0,846</text:p>
          </table:table-cell>
          <table:table-cell office:value-type="float" office:value="0.071111" calcext:value-type="float">
            <text:p>0,071111</text:p>
          </table:table-cell>
          <table:table-cell table:style-name="ce6" office:value-type="float" office:value="0.100699" calcext:value-type="float">
            <text:p>0,100699</text:p>
          </table:table-cell>
          <table:table-cell/>
          <table:table-cell office:value-type="float" office:value="0.846" calcext:value-type="float">
            <text:p>0,846</text:p>
          </table:table-cell>
          <table:table-cell table:style-name="ce14" table:formula="of:=[.D14]/[.C14]" office:value-type="float" office:value="1.41608190012797" calcext:value-type="float">
            <text:p>1,41608190012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09</text:p>
          </table:table-cell>
          <table:table-cell office:value-type="float" office:value="0.963" calcext:value-type="float">
            <text:p>0,963</text:p>
          </table:table-cell>
          <table:table-cell office:value-type="float" office:value="0.107576" calcext:value-type="float">
            <text:p>0,107576</text:p>
          </table:table-cell>
          <table:table-cell table:style-name="ce6" office:value-type="float" office:value="0.059462" calcext:value-type="float">
            <text:p>0,059462</text:p>
          </table:table-cell>
          <table:table-cell/>
          <table:table-cell office:value-type="float" office:value="0.963" calcext:value-type="float">
            <text:p>0,963</text:p>
          </table:table-cell>
          <table:table-cell table:style-name="ce14" table:formula="of:=[.D15]/[.C15]" office:value-type="float" office:value="0.552744106492154" calcext:value-type="float">
            <text:p>0,552744106492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00</text:p>
          </table:table-cell>
          <table:table-cell office:value-type="float" office:value="1" calcext:value-type="float">
            <text:p>1</text:p>
          </table:table-cell>
          <table:table-cell office:value-type="float" office:value="0.06686" calcext:value-type="float">
            <text:p>0,06686</text:p>
          </table:table-cell>
          <table:table-cell table:style-name="ce6" office:value-type="float" office:value="0.064233" calcext:value-type="float">
            <text:p>0,0642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[.D16]/[.C16]" office:value-type="float" office:value="0.96070894406222" calcext:value-type="float">
            <text:p>0,96070894406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02</text:p>
          </table:table-cell>
          <table:table-cell office:value-type="float" office:value="1" calcext:value-type="float">
            <text:p>1</text:p>
          </table:table-cell>
          <table:table-cell office:value-type="float" office:value="0.080133" calcext:value-type="float">
            <text:p>0,080133</text:p>
          </table:table-cell>
          <table:table-cell table:style-name="ce6" office:value-type="float" office:value="0.077533" calcext:value-type="float">
            <text:p>0,0775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[.D17]/[.C17]" office:value-type="float" office:value="0.967553941572136" calcext:value-type="float">
            <text:p>0,967553941572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15</text:p>
          </table:table-cell>
          <table:table-cell office:value-type="float" office:value="1.04" calcext:value-type="float">
            <text:p>1,04</text:p>
          </table:table-cell>
          <table:table-cell office:value-type="float" office:value="0.087456" calcext:value-type="float">
            <text:p>0,087456</text:p>
          </table:table-cell>
          <table:table-cell table:style-name="ce6" office:value-type="float" office:value="0.159177" calcext:value-type="float">
            <text:p>0,159177</text:p>
          </table:table-cell>
          <table:table-cell/>
          <table:table-cell office:value-type="float" office:value="1.04" calcext:value-type="float">
            <text:p>1,04</text:p>
          </table:table-cell>
          <table:table-cell table:style-name="ce14" table:formula="of:=[.D18]/[.C18]" office:value-type="float" office:value="1.82008095499451" calcext:value-type="float">
            <text:p>1,820080954994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20</text:p>
          </table:table-cell>
          <table:table-cell office:value-type="float" office:value="1.215" calcext:value-type="float">
            <text:p>1,215</text:p>
          </table:table-cell>
          <table:table-cell office:value-type="float" office:value="0.25647" calcext:value-type="float">
            <text:p>0,25647</text:p>
          </table:table-cell>
          <table:table-cell table:style-name="ce6" office:value-type="float" office:value="0.269085" calcext:value-type="float">
            <text:p>0,269085</text:p>
          </table:table-cell>
          <table:table-cell/>
          <table:table-cell office:value-type="float" office:value="1.215" calcext:value-type="float">
            <text:p>1,215</text:p>
          </table:table-cell>
          <table:table-cell table:style-name="ce14" table:formula="of:=[.D19]/[.C19]" office:value-type="float" office:value="1.04918703941981" calcext:value-type="float">
            <text:p>1,04918703941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04</text:p>
          </table:table-cell>
          <table:table-cell office:value-type="float" office:value="1.7" calcext:value-type="float">
            <text:p>1,7</text:p>
          </table:table-cell>
          <table:table-cell office:value-type="float" office:value="0.31069" calcext:value-type="float">
            <text:p>0,31069</text:p>
          </table:table-cell>
          <table:table-cell table:style-name="ce6" office:value-type="float" office:value="0.307242" calcext:value-type="float">
            <text:p>0,307242</text:p>
          </table:table-cell>
          <table:table-cell/>
          <table:table-cell office:value-type="float" office:value="1.7" calcext:value-type="float">
            <text:p>1,7</text:p>
          </table:table-cell>
          <table:table-cell table:style-name="ce14" table:formula="of:=[.D20]/[.C20]" office:value-type="float" office:value="0.988902121085326" calcext:value-type="float">
            <text:p>0,9889021210853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18</text:p>
          </table:table-cell>
          <table:table-cell office:value-type="float" office:value="2.4337" calcext:value-type="float">
            <text:p>2,4337</text:p>
          </table:table-cell>
          <table:table-cell office:value-type="float" office:value="0.380959" calcext:value-type="float">
            <text:p>0,380959</text:p>
          </table:table-cell>
          <table:table-cell table:style-name="ce6" office:value-type="float" office:value="0.41328" calcext:value-type="float">
            <text:p>0,41328</text:p>
          </table:table-cell>
          <table:table-cell/>
          <table:table-cell office:value-type="float" office:value="2.4337" calcext:value-type="float">
            <text:p>2,4337</text:p>
          </table:table-cell>
          <table:table-cell table:style-name="ce14" table:formula="of:=[.D21]/[.C21]" office:value-type="float" office:value="1.084841150885" calcext:value-type="float">
            <text:p>1,0848411508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24</text:p>
          </table:table-cell>
          <table:table-cell office:value-type="float" office:value="2.707" calcext:value-type="float">
            <text:p>2,707</text:p>
          </table:table-cell>
          <table:table-cell office:value-type="float" office:value="0.694802" calcext:value-type="float">
            <text:p>0,694802</text:p>
          </table:table-cell>
          <table:table-cell table:style-name="ce6" office:value-type="float" office:value="1.62847" calcext:value-type="float">
            <text:p>1,62847</text:p>
          </table:table-cell>
          <table:table-cell/>
          <table:table-cell office:value-type="float" office:value="2.707" calcext:value-type="float">
            <text:p>2,707</text:p>
          </table:table-cell>
          <table:table-cell table:style-name="ce14" table:formula="of:=[.D22]/[.C22]" office:value-type="float" office:value="2.34379002938967" calcext:value-type="float">
            <text:p>2,34379002938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25</text:p>
          </table:table-cell>
          <table:table-cell office:value-type="float" office:value="2.886" calcext:value-type="float">
            <text:p>2,886</text:p>
          </table:table-cell>
          <table:table-cell office:value-type="float" office:value="0.539774" calcext:value-type="float">
            <text:p>0,539774</text:p>
          </table:table-cell>
          <table:table-cell table:style-name="ce6" office:value-type="float" office:value="0.523501" calcext:value-type="float">
            <text:p>0,523501</text:p>
          </table:table-cell>
          <table:table-cell/>
          <table:table-cell office:value-type="float" office:value="2.886" calcext:value-type="float">
            <text:p>2,886</text:p>
          </table:table-cell>
          <table:table-cell table:style-name="ce14" table:formula="of:=[.D23]/[.C23]" office:value-type="float" office:value="0.969852197401135" calcext:value-type="float">
            <text:p>0,969852197401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01</text:p>
          </table:table-cell>
          <table:table-cell office:value-type="float" office:value="3.327" calcext:value-type="float">
            <text:p>3,327</text:p>
          </table:table-cell>
          <table:table-cell office:value-type="float" office:value="0.61761" calcext:value-type="float">
            <text:p>0,61761</text:p>
          </table:table-cell>
          <table:table-cell table:style-name="ce6" office:value-type="float" office:value="0.636418" calcext:value-type="float">
            <text:p>0,636418</text:p>
          </table:table-cell>
          <table:table-cell/>
          <table:table-cell office:value-type="float" office:value="3.327" calcext:value-type="float">
            <text:p>3,327</text:p>
          </table:table-cell>
          <table:table-cell table:style-name="ce14" table:formula="of:=[.D24]/[.C24]" office:value-type="float" office:value="1.03045287479154" calcext:value-type="float">
            <text:p>1,03045287479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16</text:p>
          </table:table-cell>
          <table:table-cell office:value-type="float" office:value="7.5" calcext:value-type="float">
            <text:p>7,5</text:p>
          </table:table-cell>
          <table:table-cell office:value-type="float" office:value="1.57874" calcext:value-type="float">
            <text:p>1,57874</text:p>
          </table:table-cell>
          <table:table-cell table:style-name="ce6" office:value-type="float" office:value="3.16424" calcext:value-type="float">
            <text:p>3,16424</text:p>
          </table:table-cell>
          <table:table-cell/>
          <table:table-cell office:value-type="float" office:value="7.5" calcext:value-type="float">
            <text:p>7,5</text:p>
          </table:table-cell>
          <table:table-cell table:style-name="ce14" table:formula="of:=[.D25]/[.C25]" office:value-type="float" office:value="2.00428189568897" calcext:value-type="float">
            <text:p>2,004281895688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26</text:p>
          </table:table-cell>
          <table:table-cell office:value-type="float" office:value="10.267" calcext:value-type="float">
            <text:p>10,267</text:p>
          </table:table-cell>
          <table:table-cell office:value-type="float" office:value="1.31085" calcext:value-type="float">
            <text:p>1,31085</text:p>
          </table:table-cell>
          <table:table-cell table:style-name="ce6" office:value-type="float" office:value="2.38818" calcext:value-type="float">
            <text:p>2,38818</text:p>
          </table:table-cell>
          <table:table-cell/>
          <table:table-cell office:value-type="float" office:value="10.267" calcext:value-type="float">
            <text:p>10,267</text:p>
          </table:table-cell>
          <table:table-cell table:style-name="ce14" table:formula="of:=[.D26]/[.C26]" office:value-type="float" office:value="1.8218560476027" calcext:value-type="float">
            <text:p>1,8218560476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21</text:p>
          </table:table-cell>
          <table:table-cell office:value-type="float" office:value="10.617" calcext:value-type="float">
            <text:p>10,617</text:p>
          </table:table-cell>
          <table:table-cell office:value-type="float" office:value="3.88663" calcext:value-type="float">
            <text:p>3,88663</text:p>
          </table:table-cell>
          <table:table-cell table:style-name="ce6" office:value-type="float" office:value="9.31381" calcext:value-type="float">
            <text:p>9,31381</text:p>
          </table:table-cell>
          <table:table-cell/>
          <table:table-cell office:value-type="float" office:value="10.617" calcext:value-type="float">
            <text:p>10,617</text:p>
          </table:table-cell>
          <table:table-cell table:style-name="ce14" table:formula="of:=[.D27]/[.C27]" office:value-type="float" office:value="2.39637166388362" calcext:value-type="float">
            <text:p>2,39637166388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27</text:p>
          </table:table-cell>
          <table:table-cell office:value-type="float" office:value="12.369" calcext:value-type="float">
            <text:p>12,369</text:p>
          </table:table-cell>
          <table:table-cell office:value-type="float" office:value="2.61178" calcext:value-type="float">
            <text:p>2,61178</text:p>
          </table:table-cell>
          <table:table-cell table:style-name="ce6" office:value-type="float" office:value="7.74227" calcext:value-type="float">
            <text:p>7,74227</text:p>
          </table:table-cell>
          <table:table-cell/>
          <table:table-cell office:value-type="float" office:value="12.369" calcext:value-type="float">
            <text:p>12,369</text:p>
          </table:table-cell>
          <table:table-cell table:style-name="ce14" table:formula="of:=[.D28]/[.C28]" office:value-type="float" office:value="2.96436529876176" calcext:value-type="float">
            <text:p>2,96436529876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05</text:p>
          </table:table-cell>
          <table:table-cell office:value-type="float" office:value="13.239" calcext:value-type="float">
            <text:p>13,239</text:p>
          </table:table-cell>
          <table:table-cell office:value-type="float" office:value="3.9694" calcext:value-type="float">
            <text:p>3,9694</text:p>
          </table:table-cell>
          <table:table-cell table:style-name="ce6" office:value-type="float" office:value="9.81412" calcext:value-type="float">
            <text:p>9,81412</text:p>
          </table:table-cell>
          <table:table-cell/>
          <table:table-cell office:value-type="float" office:value="13.239" calcext:value-type="float">
            <text:p>13,239</text:p>
          </table:table-cell>
          <table:table-cell table:style-name="ce14" table:formula="of:=[.D29]/[.C29]" office:value-type="float" office:value="2.47244419811558" calcext:value-type="float">
            <text:p>2,47244419811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12</text:p>
          </table:table-cell>
          <table:table-cell office:value-type="float" office:value="33.9" calcext:value-type="float">
            <text:p>33,9</text:p>
          </table:table-cell>
          <table:table-cell office:value-type="float" office:value="15.7913" calcext:value-type="float">
            <text:p>15,7913</text:p>
          </table:table-cell>
          <table:table-cell table:style-name="ce6" office:value-type="float" office:value="28.2397" calcext:value-type="float">
            <text:p>28,2397</text:p>
          </table:table-cell>
          <table:table-cell/>
          <table:table-cell office:value-type="float" office:value="33.9" calcext:value-type="float">
            <text:p>33,9</text:p>
          </table:table-cell>
          <table:table-cell table:style-name="ce14" table:formula="of:=[.D30]/[.C30]" office:value-type="float" office:value="1.78830748576748" calcext:value-type="float">
            <text:p>1,78830748576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_large_017</text:p>
          </table:table-cell>
          <table:table-cell office:value-type="float" office:value="49.5" calcext:value-type="float">
            <text:p>49,5</text:p>
          </table:table-cell>
          <table:table-cell office:value-type="float" office:value="25.2946" calcext:value-type="float">
            <text:p>25,2946</text:p>
          </table:table-cell>
          <table:table-cell table:style-name="ce6" office:value-type="float" office:value="54.9406" calcext:value-type="float">
            <text:p>54,9406</text:p>
          </table:table-cell>
          <table:table-cell/>
          <table:table-cell office:value-type="float" office:value="49.5" calcext:value-type="float">
            <text:p>49,5</text:p>
          </table:table-cell>
          <table:table-cell table:style-name="ce14" table:formula="of:=[.D31]/[.C31]" office:value-type="float" office:value="2.17202881247381" calcext:value-type="float">
            <text:p>2,17202881247381</text:p>
          </table:table-cell>
          <table:table-cell table:number-columns-repeated="6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REDES_DESEMPENHO.B1:REDES_DESEMPENHO.B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DES_DESEMPENHO.G2:REDES_DESEMPENHO.G31">
            <calcext:condition calcext:apply-style-name="Bad" calcext:value="&lt;1" calcext:base-cell-address="REDES_DESEMPENHO.G2"/>
            <calcext:condition calcext:apply-style-name="Good" calcext:value="&gt;1" calcext:base-cell-address="REDES_DESEMPENHO.G2"/>
          </calcext:conditional-format>
          <calcext:conditional-format calcext:target-range-address="REDES_DESEMPENHO.F1:REDES_DESEMPENHO.F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REDES_DESEMPENHO.L1:REDES_DESEMPENHO.M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1:32:46.0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11-07T11:46:51.395000000</dc:date>
    <meta:editing-duration>PT1H45M50S</meta:editing-duration>
    <meta:editing-cycles>43</meta:editing-cycles>
    <meta:document-statistic meta:table-count="2" meta:cell-count="34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7cm" svg:y="4.201cm" style:legend-expansion="high" chart:style-name="ch2"/>
        <chart:plot-area chart:style-name="ch3" table:cell-range-address="REDES_DESEMPENHO.F2:REDES_DESEMPENHO.G31 REDES_DESEMPENHO.G1:REDES_DESEMPENHO.G1" chart:data-source-has-labels="row" svg:x="0.32cm" svg:y="0.18cm" svg:width="12.137cm" svg:height="8.64cm">
          <chartooo:coordinate-region svg:x="0.756cm" svg:y="0.379cm" svg:width="11.5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DES_DESEMPENHO.G2:REDES_DESEMPENHO.G31" chart:label-cell-address="REDES_DESEMPENHO.G1:REDES_DESEMPENHO.G1" chart:class="chart:scatter">
            <chart:domain table:cell-range-address="REDES_DESEMPENHO.F2:REDES_DESEMPENHO.F31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Diferença %</text:p>
                <draw:g>
                  <svg:desc>REDES_DESEMPENHO.G1:REDES_DESEMPENHO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4">
                <text:p>0.114</text:p>
                <draw:g>
                  <svg:desc>REDES_DESEMPENHO.F2:REDES_DESEMPENHO.F31</svg:desc>
                </draw:g>
              </table:table-cell>
              <table:table-cell office:value-type="float" office:value="0.425294275013376">
                <text:p>0.425294275013376</text:p>
                <draw:g>
                  <svg:desc>REDES_DESEMPENHO.G2:REDES_DESEMPENHO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3">
                <text:p>0.303</text:p>
              </table:table-cell>
              <table:table-cell office:value-type="float" office:value="0.922535808119332">
                <text:p>0.922535808119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1.12633682618559">
                <text:p>1.12633682618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7">
                <text:p>0.407</text:p>
              </table:table-cell>
              <table:table-cell office:value-type="float" office:value="0.605008738744718">
                <text:p>0.605008738744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">
                <text:p>0.43</text:p>
              </table:table-cell>
              <table:table-cell office:value-type="float" office:value="2.46577498033045">
                <text:p>2.46577498033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3">
                <text:p>0.453</text:p>
              </table:table-cell>
              <table:table-cell office:value-type="float" office:value="2.72224760164459">
                <text:p>2.72224760164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">
                <text:p>0.533</text:p>
              </table:table-cell>
              <table:table-cell office:value-type="float" office:value="0.862040935175861">
                <text:p>0.862040935175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2">
                <text:p>0.582</text:p>
              </table:table-cell>
              <table:table-cell office:value-type="float" office:value="0.757830882352941">
                <text:p>0.757830882352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4">
                <text:p>0.694</text:p>
              </table:table-cell>
              <table:table-cell office:value-type="float" office:value="2.23368662860782">
                <text:p>2.23368662860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2">
                <text:p>0.702</text:p>
              </table:table-cell>
              <table:table-cell office:value-type="float" office:value="0.905175399217598">
                <text:p>0.905175399217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9">
                <text:p>0.749</text:p>
              </table:table-cell>
              <table:table-cell office:value-type="float" office:value="5.80135472992616">
                <text:p>5.80135472992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6">
                <text:p>0.846</text:p>
              </table:table-cell>
              <table:table-cell office:value-type="float" office:value="0.637352682990605">
                <text:p>0.637352682990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6">
                <text:p>0.846</text:p>
              </table:table-cell>
              <table:table-cell office:value-type="float" office:value="1.41608190012797">
                <text:p>1.41608190012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3">
                <text:p>0.963</text:p>
              </table:table-cell>
              <table:table-cell office:value-type="float" office:value="0.552744106492154">
                <text:p>0.552744106492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6070894406222">
                <text:p>0.96070894406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67553941572136">
                <text:p>0.967553941572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4">
                <text:p>1.04</text:p>
              </table:table-cell>
              <table:table-cell office:value-type="float" office:value="1.82008095499451">
                <text:p>1.82008095499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15">
                <text:p>1.215</text:p>
              </table:table-cell>
              <table:table-cell office:value-type="float" office:value="1.04918703941981">
                <text:p>1.04918703941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988902121085326">
                <text:p>0.988902121085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337">
                <text:p>2.4337</text:p>
              </table:table-cell>
              <table:table-cell office:value-type="float" office:value="1.084841150885">
                <text:p>1.084841150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07">
                <text:p>2.707</text:p>
              </table:table-cell>
              <table:table-cell office:value-type="float" office:value="2.34379002938967">
                <text:p>2.343790029389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86">
                <text:p>2.886</text:p>
              </table:table-cell>
              <table:table-cell office:value-type="float" office:value="0.969852197401135">
                <text:p>0.969852197401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27">
                <text:p>3.327</text:p>
              </table:table-cell>
              <table:table-cell office:value-type="float" office:value="1.03045287479154">
                <text:p>1.03045287479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">
                <text:p>7.5</text:p>
              </table:table-cell>
              <table:table-cell office:value-type="float" office:value="2.00428189568897">
                <text:p>2.004281895688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267">
                <text:p>10.267</text:p>
              </table:table-cell>
              <table:table-cell office:value-type="float" office:value="1.8218560476027">
                <text:p>1.8218560476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617">
                <text:p>10.617</text:p>
              </table:table-cell>
              <table:table-cell office:value-type="float" office:value="2.39637166388362">
                <text:p>2.39637166388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69">
                <text:p>12.369</text:p>
              </table:table-cell>
              <table:table-cell office:value-type="float" office:value="2.96436529876176">
                <text:p>2.964365298761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239">
                <text:p>13.239</text:p>
              </table:table-cell>
              <table:table-cell office:value-type="float" office:value="2.47244419811558">
                <text:p>2.47244419811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.9">
                <text:p>33.9</text:p>
              </table:table-cell>
              <table:table-cell office:value-type="float" office:value="1.78830748576748">
                <text:p>1.788307485767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5">
                <text:p>49.5</text:p>
              </table:table-cell>
              <table:table-cell office:value-type="float" office:value="2.17202881247381">
                <text:p>2.17202881247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